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/>
        </table:table-row>
        <table:table-row table:style-name="ro1">
          <table:table-cell/>
          <table:table-cell table:style-name="ce1" table:formula="of:=SUM([.G5:.G101])" office:value-type="float" office:value="313.5" calcext:value-type="float">
            <text:p>313.5</text:p>
          </table:table-cell>
          <table:table-cell table:number-columns-repeated="4"/>
          <table:table-cell table:formula="of:=(486-[.B2])" office:value-type="float" office:value="172.5" calcext:value-type="float">
            <text:p>172.5</text:p>
          </table:table-cell>
          <table:table-cell table:formula="of:=([.G2]/8)" office:value-type="float" office:value="21.5625" calcext:value-type="float">
            <text:p>21.562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na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OT</text:p>
          </table:table-cell>
          <table:table-cell office:value-type="string" calcext:value-type="string">
            <text:p>Orig: 6.2333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 table:style-name="ce10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4T07:38:39" calcext:value-type="date">
            <text:p>2025-04-04 07:38:39</text:p>
          </table:table-cell>
          <table:table-cell table:style-name="ce4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7T07:35:29" calcext:value-type="date">
            <text:p>2025-04-07 07:35:29</text:p>
          </table:table-cell>
          <table:table-cell table:style-name="ce4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RENDERED WORKING HOLIDA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1T07:59:27" calcext:value-type="date">
            <text:p>2025-04-11 07:59:27</text:p>
          </table:table-cell>
          <table:table-cell table:style-name="ce4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4T07:49:38" calcext:value-type="date">
            <text:p>2025-04-14 07:49:38</text:p>
          </table:table-cell>
          <table:table-cell table:style-name="ce4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5T07:55:11" calcext:value-type="date">
            <text:p>2025-04-15 07:55: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* di pa nacount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12" office:value-type="string" calcext:value-type="string">
            <text:p>NON-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number-columns-repeated="5"/>
        </table:table-row>
        <table:table-row table:style-name="ro1" table:number-rows-repeated="10485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-00-0000</text:date>, <text:time style:data-style-name="N2" text:time-value="16:30:40.656178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22T16:32:04.568682637</dc:date>
    <meta:editing-duration>PT1H17M9S</meta:editing-duration>
    <meta:editing-cycles>21</meta:editing-cycles>
    <meta:generator>LibreOffice/24.2.7.2$Linux_X86_64 LibreOffice_project/420$Build-2</meta:generator>
    <meta:document-statistic meta:table-count="1" meta:cell-count="264" meta:object-count="0"/>
  </office:meta>
</office:document-meta>
</file>